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idationError.setOffendingQName( QName _offending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XmlValidationError( String code , Object [ ] args , int severity , XmlCursor cursor , QName fieldQNam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alidationError.forCursorWithDetails( String message , String code , Object [ ] args , int severity , XmlCursor cursor , QName fieldQName , QName offendingQname , SchemaType expectedSchemaType , List expectedQNames , int errorType , SchemaType badSchem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ValidationError.setFieldQName( QName _field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getField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setErrorType( int _erro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XmlValidationError( String code , Object [ ] args , int severity , Location loc , QName fieldQNam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alidationError.getErr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forLocationWithDetails( String message , String code , Object [ ] args , int severity , Location location , QName fieldQName , QName offendingQname , SchemaType expectedSchemaType , List expectedQNames , int errorType , SchemaType badSchem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ValidationError.getOffending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get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ValidationError.setExpectedQNames( List _expectedQ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XmlValidationError( String message , int severity , XmlCursor cursor , QName fieldQNam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alidationError.XmlValidationError( String message , int severity , Location loc , QName fieldQName , QName offendingQname , SchemaType expectedSchemaType , List expectedQNames , int errorType , SchemaType 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alidationError.getBad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getExpectedQ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setBadSchemaType( SchemaType _ba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getExpected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Error.setExpectedSchemaType( SchemaType _expected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